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att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field_1</text:p>
          </table:table-cell>
          <table:table-cell office:value-type="string">
            <text:p>Sit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Type</text:p>
          </table:table-cell>
          <table:table-cell office:value-type="string">
            <text:p>Record</text:p>
          </table:table-cell>
          <table:table-cell office:value-type="string">
            <text:p>Length</text:p>
          </table:table-cell>
          <table:table-cell office:value-type="string">
            <text:p>Reference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Burdekin Delta</text:p>
          </table:table-cell>
          <table:table-cell office:value-type="float" office:value="-20.0000000000000000"/>
          <table:table-cell office:value-type="float" office:value="147.5000000000000000"/>
          <table:table-cell office:value-type="string">
            <text:p>Estuary</text:p>
          </table:table-cell>
          <table:table-cell office:value-type="string">
            <text:p>Estuary</text:p>
          </table:table-cell>
          <table:table-cell office:value-type="float" office:value="12.0000000000000000"/>
          <table:table-cell office:value-type="string">
            <text:p>Fielding et�al., 200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Gilbert River Delta, QLD</text:p>
          </table:table-cell>
          <table:table-cell office:value-type="float" office:value="-16.5500000000000007"/>
          <table:table-cell office:value-type="float" office:value="141.2700000000000102"/>
          <table:table-cell office:value-type="string">
            <text:p>Fluvial</text:p>
          </table:table-cell>
          <table:table-cell office:value-type="string">
            <text:p>Fluvial</text:p>
          </table:table-cell>
          <table:table-cell office:value-type="float" office:value="85.0000000000000000"/>
          <table:table-cell office:value-type="string">
            <text:p>Nanson et�al., 199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Lily Ponds, NT</text:p>
          </table:table-cell>
          <table:table-cell office:value-type="float" office:value="-14.3200000000000003"/>
          <table:table-cell office:value-type="float" office:value="132.4699999999999989"/>
          <table:table-cell office:value-type="string">
            <text:p>Fluvial</text:p>
          </table:table-cell>
          <table:table-cell office:value-type="string">
            <text:p>Fluvial</text:p>
          </table:table-cell>
          <table:table-cell office:value-type="float" office:value="30.0000000000000000"/>
          <table:table-cell office:value-type="string">
            <text:p>Nott and Price, 1999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Waterfall Ck, NT</text:p>
          </table:table-cell>
          <table:table-cell office:value-type="float" office:value="-13.4199999999999999"/>
          <table:table-cell office:value-type="float" office:value="132.4199999999999875"/>
          <table:table-cell office:value-type="string">
            <text:p>Fluvial</text:p>
          </table:table-cell>
          <table:table-cell office:value-type="string">
            <text:p>Fluvial</text:p>
          </table:table-cell>
          <table:table-cell office:value-type="float" office:value="30.0000000000000000"/>
          <table:table-cell office:value-type="string">
            <text:p>Nott et�al., 1996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Wangi Gorge, NT</text:p>
          </table:table-cell>
          <table:table-cell office:value-type="float" office:value="-13.1500000000000004"/>
          <table:table-cell office:value-type="float" office:value="130.6800000000000068"/>
          <table:table-cell office:value-type="string">
            <text:p>Fluvial</text:p>
          </table:table-cell>
          <table:table-cell office:value-type="string">
            <text:p>Fluvial</text:p>
          </table:table-cell>
          <table:table-cell office:value-type="float" office:value="30.0000000000000000"/>
          <table:table-cell office:value-type="string">
            <text:p>Nott et�al., 1996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ake Carpentaria GC2</text:p>
          </table:table-cell>
          <table:table-cell office:value-type="float" office:value="-12.5199999999999996"/>
          <table:table-cell office:value-type="float" office:value="140.3499999999999943"/>
          <table:table-cell office:value-type="string">
            <text:p>lacustrine</text:p>
          </table:table-cell>
          <table:table-cell office:value-type="string">
            <text:p>Lake</text:p>
          </table:table-cell>
          <table:table-cell office:value-type="float" office:value="36.0000000000000000"/>
          <table:table-cell office:value-type="string">
            <text:p>Torgersen et�al., 1985, 1988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ke Carpentaria MD32</text:p>
          </table:table-cell>
          <table:table-cell office:value-type="float" office:value="-12.3000000000000007"/>
          <table:table-cell office:value-type="float" office:value="139.9699999999999989"/>
          <table:table-cell office:value-type="string">
            <text:p>lacustrine</text:p>
          </table:table-cell>
          <table:table-cell office:value-type="string">
            <text:p>Lake</text:p>
          </table:table-cell>
          <table:table-cell office:value-type="float" office:value="130.0000000000000000"/>
          <table:table-cell office:value-type="string">
            <text:p>Chivas et�al., 2001; Reeves et�al., 2008; Devriendt, 2011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Lake Gregory, xWA</text:p>
          </table:table-cell>
          <table:table-cell office:value-type="float" office:value="-20.2500000000000000"/>
          <table:table-cell office:value-type="float" office:value="127.5000000000000000"/>
          <table:table-cell office:value-type="string">
            <text:p>lacustrine</text:p>
          </table:table-cell>
          <table:table-cell office:value-type="string">
            <text:p>Lake/Dune</text:p>
          </table:table-cell>
          <table:table-cell office:value-type="float" office:value="13.8000000000000007"/>
          <table:table-cell office:value-type="string">
            <text:p>Veth et�al., 2009; Fitzsimmons et�al., 2012; Wyrwoll and Miller, 2001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Cabbage Tree Creek, WA</text:p>
          </table:table-cell>
          <table:table-cell office:value-type="float" office:value="-16.2500000000000000"/>
          <table:table-cell office:value-type="float" office:value="128.4199999999999875"/>
          <table:table-cell office:value-type="string">
            <text:p>Dune</text:p>
          </table:table-cell>
          <table:table-cell office:value-type="string">
            <text:p>Dune</text:p>
          </table:table-cell>
          <table:table-cell office:value-type="float" office:value="37.0000000000000000"/>
          <table:table-cell office:value-type="string">
            <text:p>Wende et�al., 1998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Carpentaria dune field</text:p>
          </table:table-cell>
          <table:table-cell office:value-type="float" office:value="-13.6999999999999993"/>
          <table:table-cell office:value-type="float" office:value="136.1999999999999886"/>
          <table:table-cell office:value-type="string">
            <text:p>Dune</text:p>
          </table:table-cell>
          <table:table-cell office:value-type="string">
            <text:p>Dune</text:p>
          </table:table-cell>
          <table:table-cell office:value-type="float" office:value="18.0000000000000000"/>
          <table:table-cell office:value-type="string">
            <text:p>Lees et�al., 1990; Lees and Lu, 1991, 1992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Cape Range, WA</text:p>
          </table:table-cell>
          <table:table-cell office:value-type="float" office:value="-22.1700000000000017"/>
          <table:table-cell office:value-type="float" office:value="113.8299999999999983"/>
          <table:table-cell office:value-type="string">
            <text:p>marine</text:p>
          </table:table-cell>
          <table:table-cell office:value-type="string">
            <text:p>Pollen</text:p>
          </table:table-cell>
          <table:table-cell office:value-type="float" office:value="100.0000000000000000"/>
          <table:table-cell office:value-type="string">
            <text:p>van der Kaars and De Deckker, 2002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Four Mile Billabong, NT</text:p>
          </table:table-cell>
          <table:table-cell office:value-type="float" office:value="-13.8499999999999996"/>
          <table:table-cell office:value-type="float" office:value="136.7800000000000011"/>
          <table:table-cell office:value-type="string">
            <text:p>swamp</text:p>
          </table:table-cell>
          <table:table-cell office:value-type="string">
            <text:p>Pollen</text:p>
          </table:table-cell>
          <table:table-cell office:value-type="float" office:value="10.0000000000000000"/>
          <table:table-cell office:value-type="string">
            <text:p>Shulmeister and Lees, 199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Lynch's Crater, QLD</text:p>
          </table:table-cell>
          <table:table-cell office:value-type="float" office:value="-17.3700000000000010"/>
          <table:table-cell office:value-type="float" office:value="145.6999999999999886"/>
          <table:table-cell office:value-type="string">
            <text:p>lacustrine</text:p>
          </table:table-cell>
          <table:table-cell office:value-type="string">
            <text:p>Pollen</text:p>
          </table:table-cell>
          <table:table-cell office:value-type="float" office:value="234.7500000000000000"/>
          <table:table-cell office:value-type="string">
            <text:p>Kershaw, 1981; Turney et�al., 2006; Kershaw et�al., 2007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Lake Euramoo, QLD</text:p>
          </table:table-cell>
          <table:table-cell office:value-type="float" office:value="-17.1700000000000017"/>
          <table:table-cell office:value-type="float" office:value="146.6299999999999955"/>
          <table:table-cell office:value-type="string">
            <text:p>lacustrine</text:p>
          </table:table-cell>
          <table:table-cell office:value-type="string">
            <text:p>Pollen</text:p>
          </table:table-cell>
          <table:table-cell office:value-type="float" office:value="23.0000000000000000"/>
          <table:table-cell office:value-type="string">
            <text:p>Haberle, 200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Lake Walala, NT</text:p>
          </table:table-cell>
          <table:table-cell office:value-type="float" office:value="-15.6799999999999997"/>
          <table:table-cell office:value-type="float" office:value="137.0300000000000011"/>
          <table:table-cell office:value-type="string">
            <text:p>swamp</text:p>
          </table:table-cell>
          <table:table-cell office:value-type="string">
            <text:p>Pollen</text:p>
          </table:table-cell>
          <table:table-cell office:value-type="float" office:value="10.0000000000000000"/>
          <table:table-cell office:value-type="string">
            <text:p>Prebble et�al., 200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Three Quarter Mile Lake, QLD</text:p>
          </table:table-cell>
          <table:table-cell office:value-type="float" office:value="-12.5000000000000000"/>
          <table:table-cell office:value-type="float" office:value="143.0000000000000000"/>
          <table:table-cell office:value-type="string">
            <text:p>lacustrine</text:p>
          </table:table-cell>
          <table:table-cell office:value-type="string">
            <text:p>Pollen</text:p>
          </table:table-cell>
          <table:table-cell office:value-type="float" office:value="8.3000000000000007"/>
          <table:table-cell office:value-type="string">
            <text:p>Luly et�al., 2006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ODP820</text:p>
          </table:table-cell>
          <table:table-cell office:value-type="float" office:value="-16.6299999999999990"/>
          <table:table-cell office:value-type="float" office:value="146.3000000000000114"/>
          <table:table-cell office:value-type="string">
            <text:p>marine</text:p>
          </table:table-cell>
          <table:table-cell office:value-type="string">
            <text:p>Pollen</text:p>
          </table:table-cell>
          <table:table-cell office:value-type="float" office:value="250.0000000000000000"/>
          <table:table-cell office:value-type="string">
            <text:p>Moss and Kershaw, 2007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South Alligator River, NT</text:p>
          </table:table-cell>
          <table:table-cell office:value-type="float" office:value="-12.4499999999999993"/>
          <table:table-cell office:value-type="float" office:value="132.4699999999999989"/>
          <table:table-cell office:value-type="string">
            <text:p>fluvial</text:p>
          </table:table-cell>
          <table:table-cell office:value-type="string">
            <text:p>Pollen</text:p>
          </table:table-cell>
          <table:table-cell office:value-type="float" office:value="7.0000000000000000"/>
          <table:table-cell office:value-type="string">
            <text:p>Woodroffe et�al., 198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Badu, Torres Strait</text:p>
          </table:table-cell>
          <table:table-cell office:value-type="float" office:value="-10.1199999999999992"/>
          <table:table-cell office:value-type="float" office:value="142.1699999999999875"/>
          <table:table-cell office:value-type="string">
            <text:p>swamp</text:p>
          </table:table-cell>
          <table:table-cell office:value-type="string">
            <text:p>Pollen</text:p>
          </table:table-cell>
          <table:table-cell office:value-type="float" office:value="8.5000000000000000"/>
          <table:table-cell office:value-type="string">
            <text:p>Rowe, 2007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Mua, Torres Strait</text:p>
          </table:table-cell>
          <table:table-cell office:value-type="float" office:value="-10.1799999999999997"/>
          <table:table-cell office:value-type="float" office:value="142.2500000000000000"/>
          <table:table-cell office:value-type="string">
            <text:p>swamp</text:p>
          </table:table-cell>
          <table:table-cell office:value-type="string">
            <text:p>Pollen</text:p>
          </table:table-cell>
          <table:table-cell office:value-type="float" office:value="6.0000000000000000"/>
          <table:table-cell office:value-type="string">
            <text:p>Rowe, 2007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Liang Luar, Flores</text:p>
          </table:table-cell>
          <table:table-cell office:value-type="float" office:value="-8.5299999999999994"/>
          <table:table-cell office:value-type="float" office:value="120.4300000000000068"/>
          <table:table-cell office:value-type="string">
            <text:p>speleothem</text:p>
          </table:table-cell>
          <table:table-cell office:value-type="string">
            <text:p>Speleothem</text:p>
          </table:table-cell>
          <table:table-cell office:value-type="float" office:value="12.0000000000000000"/>
          <table:table-cell office:value-type="string">
            <text:p>Griffiths et�al., 2009, Griffiths et�al., 2010a, Griffiths et�al., 2010b; Lewis et�al., 2011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Argan Swamp</text:p>
          </table:table-cell>
          <table:table-cell office:value-type="float" office:value="-10.0500000000000007"/>
          <table:table-cell office:value-type="float" office:value="142.0600000000000023"/>
          <table:table-cell office:value-type="string">
            <text:p>coastal</text:p>
          </table:table-cell>
          <table:table-cell office:value-type="string">
            <text:p>macro, sieved</text:p>
          </table:table-cell>
          <table:table-cell office:value-type="float" office:value="5.5199999999999996"/>
          <table:table-cell office:value-type="string">
            <text:p>Rowe, 2006a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Badu 15</text:p>
          </table:table-cell>
          <table:table-cell office:value-type="float" office:value="-10.0600000000000005"/>
          <table:table-cell office:value-type="float" office:value="142.0900000000000034"/>
          <table:table-cell office:value-type="string">
            <text:p>terrestrial</text:p>
          </table:table-cell>
          <table:table-cell office:value-type="string">
            <text:p>macro, sieved</text:p>
          </table:table-cell>
          <table:table-cell office:value-type="float" office:value="4.1900000000000004"/>
          <table:table-cell office:value-type="string">
            <text:p>Rowe, 2006a, Rowe, 2006b, Rowe, 2007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Bar20</text:p>
          </table:table-cell>
          <table:table-cell office:value-type="float" office:value="-10.0999999999999996"/>
          <table:table-cell office:value-type="float" office:value="142.1200000000000045"/>
          <table:table-cell office:value-type="string">
            <text:p>coastal</text:p>
          </table:table-cell>
          <table:table-cell office:value-type="string">
            <text:p>macro, sieved</text:p>
          </table:table-cell>
          <table:table-cell office:value-type="float" office:value="2.8300000000000001"/>
          <table:table-cell office:value-type="string">
            <text:p>Rowe, 2006a, Rowe, 2007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Boigu Gawat Core 1</text:p>
          </table:table-cell>
          <table:table-cell office:value-type="float" office:value="-10.0999999999999996"/>
          <table:table-cell office:value-type="float" office:value="142.1399999999999864"/>
          <table:table-cell office:value-type="string">
            <text:p>coastal</text:p>
          </table:table-cell>
          <table:table-cell office:value-type="string">
            <text:p>macro, sieved</text:p>
          </table:table-cell>
          <table:table-cell office:value-type="float" office:value="4.5700000000000003"/>
          <table:table-cell office:value-type="string">
            <text:p>Rowe, 2006a, Rowe, 2007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Boigu Gawat Core 2</text:p>
          </table:table-cell>
          <table:table-cell office:value-type="float" office:value="-10.0999999999999996"/>
          <table:table-cell office:value-type="float" office:value="142.1399999999999864"/>
          <table:table-cell office:value-type="string">
            <text:p>coastal</text:p>
          </table:table-cell>
          <table:table-cell office:value-type="string">
            <text:p>macro, sieved</text:p>
          </table:table-cell>
          <table:table-cell office:value-type="float" office:value="13.8200000000000003"/>
          <table:table-cell office:value-type="string">
            <text:p>Rowe, 2007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Talita Kupai</text:p>
          </table:table-cell>
          <table:table-cell office:value-type="float" office:value="-10.0999999999999996"/>
          <table:table-cell office:value-type="float" office:value="142.1200000000000045"/>
          <table:table-cell office:value-type="string">
            <text:p>coastal</text:p>
          </table:table-cell>
          <table:table-cell office:value-type="string">
            <text:p>macro, sieved</text:p>
          </table:table-cell>
          <table:table-cell office:value-type="float" office:value="2.4100000000000001"/>
          <table:table-cell office:value-type="string">
            <text:p>Rowe, 2006a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Tiam Point</text:p>
          </table:table-cell>
          <table:table-cell office:value-type="float" office:value="-10.1199999999999992"/>
          <table:table-cell office:value-type="float" office:value="142.1800000000000068"/>
          <table:table-cell office:value-type="string">
            <text:p>coastal</text:p>
          </table:table-cell>
          <table:table-cell office:value-type="string">
            <text:p>micro, pollen slide</text:p>
          </table:table-cell>
          <table:table-cell office:value-type="float" office:value="7.7000000000000002"/>
          <table:table-cell office:value-type="string">
            <text:p>Rowe, 2006a, Rowe, 2007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Zurath Islet</text:p>
          </table:table-cell>
          <table:table-cell office:value-type="float" office:value="-10.1600000000000001"/>
          <table:table-cell office:value-type="float" office:value="142.0600000000000023"/>
          <table:table-cell office:value-type="string">
            <text:p>coastal</text:p>
          </table:table-cell>
          <table:table-cell office:value-type="string">
            <text:p>macro, sieved</text:p>
          </table:table-cell>
          <table:table-cell office:value-type="float" office:value="11.8300000000000001"/>
          <table:table-cell office:value-type="string">
            <text:p>Rowe, 2006a, Rowe, 2007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Waruid</text:p>
          </table:table-cell>
          <table:table-cell office:value-type="float" office:value="-10.4000000000000004"/>
          <table:table-cell office:value-type="float" office:value="142.0900000000000034"/>
          <table:table-cell office:value-type="string">
            <text:p>coastal</text:p>
          </table:table-cell>
          <table:table-cell office:value-type="string">
            <text:p>macro, sieved</text:p>
          </table:table-cell>
          <table:table-cell office:value-type="float" office:value="7.2000000000000002"/>
          <table:table-cell office:value-type="string">
            <text:p>Rowe, 2006a, Rowe, 2007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Lombok Ridge Core G6-4</text:p>
          </table:table-cell>
          <table:table-cell office:value-type="float" office:value="-10.7833000000000006"/>
          <table:table-cell office:value-type="float" office:value="118.0666999999999973"/>
          <table:table-cell office:value-type="string">
            <text:p>marine</text:p>
          </table:table-cell>
          <table:table-cell office:value-type="string">
            <text:p>micro, pollen slide</text:p>
          </table:table-cell>
          <table:table-cell office:value-type="float" office:value="375.1999999999999886"/>
          <table:table-cell office:value-type="string">
            <text:p>Wang et�al., 1999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Quambie Lagoon</text:p>
          </table:table-cell>
          <table:table-cell office:value-type="float" office:value="-12.5000000000000000"/>
          <table:table-cell office:value-type="float" office:value="131.1699999999999875"/>
          <table:table-cell office:value-type="string">
            <text:p>lacustrine</text:p>
          </table:table-cell>
          <table:table-cell office:value-type="string">
            <text:p>macro, sieved</text:p>
          </table:table-cell>
          <table:table-cell office:value-type="float" office:value="6.5400000000000000"/>
          <table:table-cell office:value-type="string">
            <text:p>J. Stevenson, unpublished data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Tagamaucia</text:p>
          </table:table-cell>
          <table:table-cell office:value-type="float" office:value="-16.4899999999999984"/>
          <table:table-cell office:value-type="float" office:value="-179.5600000000000023"/>
          <table:table-cell office:value-type="string">
            <text:p>lacustrine</text:p>
          </table:table-cell>
          <table:table-cell office:value-type="string">
            <text:p>micro, pollen slide</text:p>
          </table:table-cell>
          <table:table-cell office:value-type="float" office:value="16.3599999999999994"/>
          <table:table-cell office:value-type="string">
            <text:p>Hope, 1996a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ODP Site 820</text:p>
          </table:table-cell>
          <table:table-cell office:value-type="float" office:value="-16.6332999999999984"/>
          <table:table-cell office:value-type="float" office:value="146.3000000000000114"/>
          <table:table-cell office:value-type="string">
            <text:p>marine</text:p>
          </table:table-cell>
          <table:table-cell office:value-type="string">
            <text:p>micro, pollen slide</text:p>
          </table:table-cell>
          <table:table-cell office:value-type="float" office:value="100.5000000000000000"/>
          <table:table-cell office:value-type="string">
            <text:p>Moss and Kershaw, 2000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Yacata</text:p>
          </table:table-cell>
          <table:table-cell office:value-type="float" office:value="-17.1559999999999988"/>
          <table:table-cell office:value-type="float" office:value="-179.5099999999999909"/>
          <table:table-cell office:value-type="string">
            <text:p>mire</text:p>
          </table:table-cell>
          <table:table-cell office:value-type="string">
            <text:p>micro, pollen slide</text:p>
          </table:table-cell>
          <table:table-cell office:value-type="float" office:value="6.5000000000000000"/>
          <table:table-cell office:value-type="string">
            <text:p>Hope et�al., 2009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Lake Euramoo</text:p>
          </table:table-cell>
          <table:table-cell office:value-type="float" office:value="-17.1599000000000004"/>
          <table:table-cell office:value-type="float" office:value="145.6286000000000058"/>
          <table:table-cell office:value-type="string">
            <text:p>lacustrine</text:p>
          </table:table-cell>
          <table:table-cell office:value-type="string">
            <text:p>macro, sieved</text:p>
          </table:table-cell>
          <table:table-cell office:value-type="float" office:value="23.4800000000000004"/>
          <table:table-cell office:value-type="string">
            <text:p>Haberle, 2005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Soleve</text:p>
          </table:table-cell>
          <table:table-cell office:value-type="float" office:value="-17.2500000000000000"/>
          <table:table-cell office:value-type="float" office:value="-179.4900000000000091"/>
          <table:table-cell office:value-type="string">
            <text:p>mire</text:p>
          </table:table-cell>
          <table:table-cell office:value-type="string">
            <text:p>micro, pollen slide</text:p>
          </table:table-cell>
          <table:table-cell office:value-type="float" office:value="7.1600000000000001"/>
          <table:table-cell office:value-type="string">
            <text:p>Clark and Hope, 1997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Lynchs Crater (holocene core)</text:p>
          </table:table-cell>
          <table:table-cell office:value-type="float" office:value="-17.3667000000000016"/>
          <table:table-cell office:value-type="float" office:value="145.6999999999999886"/>
          <table:table-cell office:value-type="string">
            <text:p>lacustrine</text:p>
          </table:table-cell>
          <table:table-cell office:value-type="string">
            <text:p>micro, pollen slide</text:p>
          </table:table-cell>
          <table:table-cell office:value-type="float" office:value="7.3899999999999997"/>
          <table:table-cell office:value-type="string">
            <text:p>Kershaw, 1983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Waitabu</text:p>
          </table:table-cell>
          <table:table-cell office:value-type="float" office:value="-18.2300000000000004"/>
          <table:table-cell office:value-type="float" office:value="-178.7810000000000059"/>
          <table:table-cell office:value-type="string">
            <text:p>other</text:p>
          </table:table-cell>
          <table:table-cell office:value-type="string">
            <text:p>micro, pollen slide</text:p>
          </table:table-cell>
          <table:table-cell office:value-type="float" office:value="1.7100000000000000"/>
          <table:table-cell office:value-type="string">
            <text:p>Latham et�al., 1983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Whitehaven Swamp</text:p>
          </table:table-cell>
          <table:table-cell office:value-type="float" office:value="-20.3000000000000007"/>
          <table:table-cell office:value-type="float" office:value="148.9000000000000057"/>
          <table:table-cell office:value-type="string">
            <text:p>mire</text:p>
          </table:table-cell>
          <table:table-cell office:value-type="string">
            <text:p>micro, pollen slide</text:p>
          </table:table-cell>
          <table:table-cell office:value-type="float" office:value="8.0399999999999991"/>
          <table:table-cell office:value-type="string">
            <text:p>Genever et�al., 2003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Core Fr10/95-GC-17</text:p>
          </table:table-cell>
          <table:table-cell office:value-type="float" office:value="-22.0457999999999998"/>
          <table:table-cell office:value-type="float" office:value="113.5018000000000029"/>
          <table:table-cell office:value-type="string">
            <text:p>marine</text:p>
          </table:table-cell>
          <table:table-cell office:value-type="string">
            <text:p>micro, pollen slide</text:p>
          </table:table-cell>
          <table:table-cell office:value-type="float" office:value="101.6400000000000006"/>
          <table:table-cell office:value-type="string">
            <text:p>Van der Kaars and De Deckker, 2002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Laravita</text:p>
          </table:table-cell>
          <table:table-cell office:value-type="float" office:value="-8.3909000000000002"/>
          <table:table-cell office:value-type="float" office:value="147.3520000000000039"/>
          <table:table-cell office:value-type="string">
            <text:p>mire</text:p>
          </table:table-cell>
          <table:table-cell office:value-type="string">
            <text:p>micro, pollen slide</text:p>
          </table:table-cell>
          <table:table-cell office:value-type="float" office:value="16.1400000000000006"/>
          <table:table-cell office:value-type="string">
            <text:p>Hope, 2009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Kosipe A</text:p>
          </table:table-cell>
          <table:table-cell office:value-type="float" office:value="-8.4666999999999994"/>
          <table:table-cell office:value-type="float" office:value="147.1999999999999886"/>
          <table:table-cell office:value-type="string">
            <text:p>marsh</text:p>
          </table:table-cell>
          <table:table-cell office:value-type="string">
            <text:p>micro, pollen slide</text:p>
          </table:table-cell>
          <table:table-cell office:value-type="float" office:value="33.3599999999999994"/>
          <table:table-cell office:value-type="string">
            <text:p>Hope, 2009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Kosipe C</text:p>
          </table:table-cell>
          <table:table-cell office:value-type="float" office:value="-8.4666999999999994"/>
          <table:table-cell office:value-type="float" office:value="147.1999999999999886"/>
          <table:table-cell office:value-type="string">
            <text:p>marsh</text:p>
          </table:table-cell>
          <table:table-cell office:value-type="string">
            <text:p>micro, pollen slide</text:p>
          </table:table-cell>
          <table:table-cell office:value-type="float" office:value="55.0000000000000000"/>
          <table:table-cell office:value-type="string">
            <text:p>Hope, 2009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Neon</text:p>
          </table:table-cell>
          <table:table-cell office:value-type="float" office:value="-8.4725000000000001"/>
          <table:table-cell office:value-type="float" office:value="147.3098999999999990"/>
          <table:table-cell office:value-type="string">
            <text:p>mire</text:p>
          </table:table-cell>
          <table:table-cell office:value-type="string">
            <text:p>micro, pollen slide</text:p>
          </table:table-cell>
          <table:table-cell office:value-type="float" office:value="13.0000000000000000"/>
          <table:table-cell office:value-type="string">
            <text:p>Hope, 2009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Black Springs</text:p>
          </table:table-cell>
          <table:table-cell office:value-type="float" office:value="-15.6329999999999991"/>
          <table:table-cell office:value-type="float" office:value="126.3889999999999958"/>
          <table:table-cell office:value-type="string">
            <text:p>speleothem</text:p>
          </table:table-cell>
          <table:table-cell office:value-type="string">
            <text:p>Speleothem</text:p>
          </table:table-cell>
          <table:table-cell office:value-type="float" office:value="14.0000000000000000"/>
          <table:table-cell office:value-type="string">
            <text:p>Field 2018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Big Willium</text:p>
          </table:table-cell>
          <table:table-cell office:value-type="float" office:value="-12.6492939999999994"/>
          <table:table-cell office:value-type="float" office:value="141.8469900000000052"/>
          <table:table-cell office:value-type="string">
            <text:p>lacustrine</text:p>
          </table:table-cell>
          <table:table-cell office:value-type="string">
            <text:p>Lake</text:p>
          </table:table-cell>
          <table:table-cell office:value-type="float" office:value="8.0000000000000000"/>
          <table:table-cell office:value-type="string">
            <text:p>Stevenson 2015</text:p>
          </table:table-cell>
        </table:table-row>
        <table:table-row>
          <table:table-cell office:value-type="string">
            <text:p>48</text:p>
          </table:table-cell>
          <table:table-cell office:value-type="string">
            <text:p>Isabella Swamp</text:p>
          </table:table-cell>
          <table:table-cell office:value-type="float" office:value="-15.4212670000000003"/>
          <table:table-cell office:value-type="float" office:value="144.9485850000000084"/>
          <table:table-cell office:value-type="string">
            <text:p>swamp</text:p>
          </table:table-cell>
          <table:table-cell office:value-type="string">
            <text:p>Swamp</text:p>
          </table:table-cell>
          <table:table-cell office:value-type="float" office:value="9.1999999999999993"/>
          <table:table-cell office:value-type="string">
            <text:p>Stephens and Head 1995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Girraween</text:p>
          </table:table-cell>
          <table:table-cell office:value-type="float" office:value="-12.5173159999999992"/>
          <table:table-cell office:value-type="float" office:value="131.0808319999999867"/>
          <table:table-cell office:value-type="string">
            <text:p>lacustrine</text:p>
          </table:table-cell>
          <table:table-cell office:value-type="string">
            <text:p>Lake</text:p>
          </table:table-cell>
          <table:table-cell office:value-type="float" office:value="22.0000000000000000"/>
          <table:table-cell office:value-type="string">
            <text:p>Rowe, 2019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KNI-51</text:p>
          </table:table-cell>
          <table:table-cell office:value-type="float" office:value="-15.0525749999999992"/>
          <table:table-cell office:value-type="float" office:value="128.4318360000000041"/>
          <table:table-cell office:value-type="string">
            <text:p>speleothem</text:p>
          </table:table-cell>
          <table:table-cell office:value-type="string">
            <text:p>Speleothem</text:p>
          </table:table-cell>
          <table:table-cell office:value-type="float" office:value="9.0000000000000000"/>
          <table:table-cell office:value-type="string">
            <text:p>Denniston (2013a)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Witherspoon Swamp</text:p>
          </table:table-cell>
          <table:table-cell office:value-type="float" office:value="-17.4899999999999984"/>
          <table:table-cell office:value-type="float" office:value="145.2400000000000091"/>
          <table:table-cell office:value-type="string">
            <text:p>swamp</text:p>
          </table:table-cell>
          <table:table-cell office:value-type="string">
            <text:p>Swamp</text:p>
          </table:table-cell>
          <table:table-cell office:value-type="float" office:value="7.9000000000000004"/>
          <table:table-cell office:value-type="string">
            <text:p>Moss 2012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Ball Gown Cave</text:p>
          </table:table-cell>
          <table:table-cell office:value-type="float" office:value="-16.8231380000000001"/>
          <table:table-cell office:value-type="float" office:value="124.0988130000000069"/>
          <table:table-cell office:value-type="string">
            <text:p>speleothem</text:p>
          </table:table-cell>
          <table:table-cell office:value-type="string">
            <text:p>Speleothem</text:p>
          </table:table-cell>
          <table:table-cell office:value-type="float" office:value="40.0000000000000000"/>
          <table:table-cell office:value-type="string">
            <text:p>Denniston (2013b)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Bromfield Swamp</text:p>
          </table:table-cell>
          <table:table-cell office:value-type="float" office:value="-17.2243999999999993"/>
          <table:table-cell office:value-type="float" office:value="145.3226999999999975"/>
          <table:table-cell office:value-type="string">
            <text:p>swamp</text:p>
          </table:table-cell>
          <table:table-cell office:value-type="string">
            <text:p>Swamp</text:p>
          </table:table-cell>
          <table:table-cell office:value-type="float" office:value="37.0000000000000000"/>
          <table:table-cell office:value-type="string">
            <text:p>Burrows 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